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date_added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YEEZY BOOST 700 V2 MAUVE</text:p>
          </table:table-cell>
          <table:table-cell office:value-type="float" office:value="456.99" table:style-name="ce1">
            <text:p>456.99</text:p>
          </table:table-cell>
          <table:table-cell office:value-type="float" office:value="100" table:style-name="ce1">
            <text:p>100</text:p>
          </table:table-cell>
          <table:table-cell office:value-type="date" office:date-value="2021-09-25T19:41:40" table:style-name="ce2">
            <text:p>25/09/2021 19:4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UMAN MADE QUESTAR SHOES</text:p>
          </table:table-cell>
          <table:table-cell office:value-type="float" office:value="1499" table:style-name="ce1">
            <text:p>1499</text:p>
          </table:table-cell>
          <table:table-cell office:value-type="float" office:value="20" table:style-name="ce1">
            <text:p>20</text:p>
          </table:table-cell>
          <table:table-cell office:value-type="date" office:date-value="2021-09-25T19:47:01" table:style-name="ce2">
            <text:p>25/09/2021 19:4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 ROSE SON OF CHI SHOES - GODSPEED</text:p>
          </table:table-cell>
          <table:table-cell office:value-type="float" office:value="899" table:style-name="ce1">
            <text:p>899</text:p>
          </table:table-cell>
          <table:table-cell office:value-type="float" office:value="150" table:style-name="ce1">
            <text:p>150</text:p>
          </table:table-cell>
          <table:table-cell office:value-type="date" office:date-value="2021-09-25T19:49:38" table:style-name="ce2">
            <text:p>25/09/2021 19:4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HUMANRACE SICHONA SHOES</text:p>
          </table:table-cell>
          <table:table-cell office:value-type="float" office:value="1499" table:style-name="ce1">
            <text:p>1499</text:p>
          </table:table-cell>
          <table:table-cell office:value-type="float" office:value="20" table:style-name="ce1">
            <text:p>20</text:p>
          </table:table-cell>
          <table:table-cell office:value-type="date" office:date-value="2021-09-25T19:51:32" table:style-name="ce2">
            <text:p>25/09/2021 19:51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adminton Bag For Kids</text:p>
          </table:table-cell>
          <table:table-cell office:value-type="float" office:value="29.99" table:style-name="ce1">
            <text:p>29.99</text:p>
          </table:table-cell>
          <table:table-cell office:value-type="float" office:value="10" table:style-name="ce1">
            <text:p>10</text:p>
          </table:table-cell>
          <table:table-cell office:value-type="date" office:date-value="2019-03-13T17:55:22" table:style-name="ce2">
            <text:p>13/03/2019 17:5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adminton racket</text:p>
          </table:table-cell>
          <table:table-cell office:value-type="float" office:value="59" table:style-name="ce1">
            <text:p>59</text:p>
          </table:table-cell>
          <table:table-cell office:value-type="float" office:value="100" table:style-name="ce1">
            <text:p>100</text:p>
          </table:table-cell>
          <table:table-cell office:value-type="date" office:date-value="2021-09-25T19:41:40" table:style-name="ce2">
            <text:p>25/09/2021 19:4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ricket bat special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date" office:date-value="2021-09-25T19:47:01" table:style-name="ce2">
            <text:p>25/09/2021 19:4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ON Cricket bat For Hard Plays</text:p>
          </table:table-cell>
          <table:table-cell office:value-type="float" office:value="89" table:style-name="ce1">
            <text:p>89</text:p>
          </table:table-cell>
          <table:table-cell office:value-type="float" office:value="150" table:style-name="ce1">
            <text:p>150</text:p>
          </table:table-cell>
          <table:table-cell office:value-type="date" office:date-value="2021-09-25T19:49:38" table:style-name="ce2">
            <text:p>25/09/2021 19:4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kids toys Foot ball for Ground usage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date" office:date-value="2021-09-25T19:51:32" table:style-name="ce2">
            <text:p>25/09/2021 19:51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pache leather ball</text:p>
          </table:table-cell>
          <table:table-cell office:value-type="float" office:value="59.99" table:style-name="ce1">
            <text:p>59.99</text:p>
          </table:table-cell>
          <table:table-cell office:value-type="float" office:value="10" table:style-name="ce1">
            <text:p>10</text:p>
          </table:table-cell>
          <table:table-cell office:value-type="date" office:date-value="2019-03-13T17:55:22" table:style-name="ce2">
            <text:p>13/03/2019 17:5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ikasa volley Ball</text:p>
          </table:table-cell>
          <table:table-cell office:value-type="float" office:value="59" table:style-name="ce1">
            <text:p>59</text:p>
          </table:table-cell>
          <table:table-cell office:value-type="float" office:value="100" table:style-name="ce1">
            <text:p>100</text:p>
          </table:table-cell>
          <table:table-cell office:value-type="date" office:date-value="2021-09-25T19:41:40" table:style-name="ce2">
            <text:p>25/09/2021 19:41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ennis cricket ball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date" office:date-value="2021-09-25T19:47:01" table:style-name="ce2">
            <text:p>25/09/2021 19:47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able tennis racket for kids</text:p>
          </table:table-cell>
          <table:table-cell office:value-type="float" office:value="69" table:style-name="ce1">
            <text:p>69</text:p>
          </table:table-cell>
          <table:table-cell office:value-type="float" office:value="150" table:style-name="ce1">
            <text:p>150</text:p>
          </table:table-cell>
          <table:table-cell office:value-type="date" office:date-value="2021-09-25T19:49:38" table:style-name="ce2">
            <text:p>25/09/2021 19:4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didas sport shoes coll 1</text:p>
          </table:table-cell>
          <table:table-cell office:value-type="float" office:value="69" table:style-name="ce1">
            <text:p>69</text:p>
          </table:table-cell>
          <table:table-cell office:value-type="float" office:value="20" table:style-name="ce1">
            <text:p>20</text:p>
          </table:table-cell>
          <table:table-cell office:value-type="date" office:date-value="2021-09-25T19:51:32" table:style-name="ce2">
            <text:p>25/09/2021 19:51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didas sport shoes coll 2</text:p>
          </table:table-cell>
          <table:table-cell office:value-type="float" office:value="49.99" table:style-name="ce1">
            <text:p>49.99</text:p>
          </table:table-cell>
          <table:table-cell office:value-type="float" office:value="10" table:style-name="ce1">
            <text:p>10</text:p>
          </table:table-cell>
          <table:table-cell office:value-type="date" office:date-value="2019-03-13T17:55:22" table:style-name="ce2">
            <text:p>13/03/2019 17:55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ravo shoe Proffesional</text:p>
          </table:table-cell>
          <table:table-cell office:value-type="float" office:value="59.99" table:style-name="ce1">
            <text:p>59.99</text:p>
          </table:table-cell>
          <table:table-cell office:value-type="float" office:value="100" table:style-name="ce1">
            <text:p>100</text:p>
          </table:table-cell>
          <table:table-cell office:value-type="date" office:date-value="2021-09-25T19:41:40" table:style-name="ce2">
            <text:p>25/09/2021 19:41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ike shoe collection pr 223654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date" office:date-value="2021-09-25T19:47:01" table:style-name="ce2">
            <text:p>25/09/2021 19:4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port sneakers comfortable</text:p>
          </table:table-cell>
          <table:table-cell office:value-type="float" office:value="69" table:style-name="ce1">
            <text:p>69</text:p>
          </table:table-cell>
          <table:table-cell office:value-type="float" office:value="150" table:style-name="ce1">
            <text:p>150</text:p>
          </table:table-cell>
          <table:table-cell office:value-type="date" office:date-value="2021-09-25T19:49:38" table:style-name="ce2">
            <text:p>25/09/2021 19:49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port Bottom Universal</text:p>
          </table:table-cell>
          <table:table-cell office:value-type="float" office:value="69" table:style-name="ce1">
            <text:p>69</text:p>
          </table:table-cell>
          <table:table-cell office:value-type="float" office:value="20" table:style-name="ce1">
            <text:p>20</text:p>
          </table:table-cell>
          <table:table-cell office:value-type="date" office:date-value="2021-09-25T19:51:32" table:style-name="ce2">
            <text:p>25/09/2021 19:51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High Quality Sport jersey Tshirt</text:p>
          </table:table-cell>
          <table:table-cell office:value-type="float" office:value="29.99" table:style-name="ce1">
            <text:p>29.99</text:p>
          </table:table-cell>
          <table:table-cell office:value-type="float" office:value="10" table:style-name="ce1">
            <text:p>10</text:p>
          </table:table-cell>
          <table:table-cell office:value-type="date" office:date-value="2019-03-13T17:55:22" table:style-name="ce2">
            <text:p>13/03/2019 17:5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omfortable Sport Short</text:p>
          </table:table-cell>
          <table:table-cell office:value-type="float" office:value="19.989999999999998" table:style-name="ce1">
            <text:p>19.99</text:p>
          </table:table-cell>
          <table:table-cell office:value-type="float" office:value="100" table:style-name="ce1">
            <text:p>100</text:p>
          </table:table-cell>
          <table:table-cell office:value-type="date" office:date-value="2021-09-25T19:41:40" table:style-name="ce2">
            <text:p>25/09/2021 19:41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ull Kit For outdoor plays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date" office:date-value="2021-09-25T19:47:01" table:style-name="ce2">
            <text:p>25/09/2021 19:47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Luxury Mens T-Shirt</text:p>
          </table:table-cell>
          <table:table-cell office:value-type="float" office:value="49" table:style-name="ce1">
            <text:p>49</text:p>
          </table:table-cell>
          <table:table-cell office:value-type="float" office:value="150" table:style-name="ce1">
            <text:p>150</text:p>
          </table:table-cell>
          <table:table-cell office:value-type="date" office:date-value="2021-09-25T19:49:38" table:style-name="ce2">
            <text:p>25/09/2021 19:49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Luxury Sport Waer Bottle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date" office:date-value="2021-09-25T19:51:32" table:style-name="ce2">
            <text:p>25/09/2021 19:51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Emergency Water Bottle</text:p>
          </table:table-cell>
          <table:table-cell office:value-type="float" office:value="29.99" table:style-name="ce1">
            <text:p>29.99</text:p>
          </table:table-cell>
          <table:table-cell office:value-type="float" office:value="10" table:style-name="ce1">
            <text:p>10</text:p>
          </table:table-cell>
          <table:table-cell office:value-type="date" office:date-value="2019-03-13T17:55:22" table:style-name="ce2">
            <text:p>13/03/2019 17:55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Outdoor tool Kit</text:p>
          </table:table-cell>
          <table:table-cell office:value-type="float" office:value="19.989999999999998" table:style-name="ce1">
            <text:p>19.99</text:p>
          </table:table-cell>
          <table:table-cell office:value-type="float" office:value="100" table:style-name="ce1">
            <text:p>100</text:p>
          </table:table-cell>
          <table:table-cell office:value-type="date" office:date-value="2021-09-25T19:41:40" table:style-name="ce2">
            <text:p>25/09/2021 19:41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port water bottle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date" office:date-value="2021-09-25T19:47:01" table:style-name="ce2">
            <text:p>25/09/2021 19:47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Emergency First aid box</text:p>
          </table:table-cell>
          <table:table-cell office:value-type="float" office:value="49" table:style-name="ce1">
            <text:p>49</text:p>
          </table:table-cell>
          <table:table-cell office:value-type="float" office:value="150" table:style-name="ce1">
            <text:p>150</text:p>
          </table:table-cell>
          <table:table-cell office:value-type="date" office:date-value="2021-09-25T19:49:38" table:style-name="ce2">
            <text:p>25/09/2021 19:49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Military water bottle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date" office:date-value="2021-09-25T19:51:32" table:style-name="ce2">
            <text:p>25/09/2021 19:51</text:p>
          </table:table-cell>
          <table:table-cell table:number-columns-repeated="16379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nju'S</meta:initial-creator>
    <dc:creator>Sanju'S</dc:creator>
    <dc:date>2021-10-03T09:58:59Z</dc:date>
    <meta:user-defined meta:name="WorkbookGuid">19c7f622-2f2e-48e7-9692-a87610c68c6a</meta:user-defined>
  </office:meta>
</office:document-meta>
</file>